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ca2" officeooo:paragraph-rsid="00177ca2"/>
    </style:style>
    <style:style style:name="P2" style:family="paragraph" style:parent-style-name="Standard">
      <style:text-properties officeooo:rsid="00190836" officeooo:paragraph-rsid="00190836"/>
    </style:style>
    <style:style style:name="P3" style:family="paragraph" style:parent-style-name="Standard">
      <style:text-properties officeooo:rsid="001aca86" officeooo:paragraph-rsid="001aca86"/>
    </style:style>
    <style:style style:name="P4" style:family="paragraph" style:parent-style-name="Standard">
      <style:text-properties officeooo:rsid="001c9330" officeooo:paragraph-rsid="001c9330"/>
    </style:style>
    <style:style style:name="P5" style:family="paragraph" style:parent-style-name="Standard">
      <style:text-properties officeooo:rsid="001d7826" officeooo:paragraph-rsid="001d7826"/>
    </style:style>
    <style:style style:name="P6" style:family="paragraph" style:parent-style-name="Standard">
      <style:text-properties officeooo:rsid="001d7826" officeooo:paragraph-rsid="001f479e"/>
    </style:style>
    <style:style style:name="P7" style:family="paragraph" style:parent-style-name="Standard">
      <style:text-properties officeooo:rsid="002175c8" officeooo:paragraph-rsid="002175c8"/>
    </style:style>
    <style:style style:name="P8" style:family="paragraph" style:parent-style-name="Standard">
      <style:text-properties fo:color="#c9211e" loext:opacity="100%" officeooo:rsid="002175c8" officeooo:paragraph-rsid="002175c8"/>
    </style:style>
    <style:style style:name="P9" style:family="paragraph" style:parent-style-name="Standard">
      <style:text-properties fo:color="#c9211e" loext:opacity="100%" fo:font-weight="normal" officeooo:rsid="001c9330" officeooo:paragraph-rsid="001c9330" style:font-weight-asian="normal" style:font-weight-complex="normal"/>
    </style:style>
    <style:style style:name="P10" style:family="paragraph" style:parent-style-name="Standard">
      <style:text-properties fo:color="#c9211e" loext:opacity="100%" fo:font-weight="normal" officeooo:rsid="002a09fe" officeooo:paragraph-rsid="002a09fe" style:font-weight-asian="normal" style:font-weight-complex="normal"/>
    </style:style>
    <style:style style:name="P11" style:family="paragraph" style:parent-style-name="Standard">
      <style:text-properties fo:color="#c9211e" loext:opacity="100%" fo:font-weight="normal" officeooo:rsid="002f09de" officeooo:paragraph-rsid="002f09de" style:font-weight-asian="normal" style:font-weight-complex="normal"/>
    </style:style>
    <style:style style:name="P12" style:family="paragraph" style:parent-style-name="Standard">
      <style:text-properties fo:font-weight="normal" officeooo:rsid="001c9330" officeooo:paragraph-rsid="001c9330" style:font-weight-asian="normal" style:font-weight-complex="normal"/>
    </style:style>
    <style:style style:name="P13" style:family="paragraph" style:parent-style-name="Standard">
      <style:text-properties fo:font-weight="normal" officeooo:rsid="0024bb81" officeooo:paragraph-rsid="0024bb81" style:font-weight-asian="normal" style:font-weight-complex="normal"/>
    </style:style>
    <style:style style:name="P14" style:family="paragraph" style:parent-style-name="Standard">
      <style:text-properties fo:font-weight="normal" officeooo:rsid="0024bb81" officeooo:paragraph-rsid="0026a8af" style:font-weight-asian="normal" style:font-weight-complex="normal"/>
    </style:style>
    <style:style style:name="P15" style:family="paragraph" style:parent-style-name="Standard">
      <style:text-properties fo:font-weight="normal" officeooo:rsid="002a09fe" officeooo:paragraph-rsid="002a09fe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2a09fe" officeooo:paragraph-rsid="002a09fe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30c924" officeooo:paragraph-rsid="0030c924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30c924" officeooo:paragraph-rsid="0030ffdf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30ffdf" officeooo:paragraph-rsid="0030ffdf" style:font-weight-asian="normal" style:font-weight-complex="normal"/>
    </style:style>
    <style:style style:name="P20" style:family="paragraph" style:parent-style-name="Standard">
      <style:text-properties fo:color="#000000" loext:opacity="100%" fo:font-weight="normal" officeooo:rsid="00321682" officeooo:paragraph-rsid="00321682" style:font-weight-asian="normal" style:font-weight-complex="normal"/>
    </style:style>
    <style:style style:name="P21" style:family="paragraph" style:parent-style-name="Standard">
      <style:text-properties fo:color="#000000" loext:opacity="100%" style:font-name="Droid Sans Mono" fo:font-size="10.5pt" fo:font-weight="normal" officeooo:rsid="002f09de" officeooo:paragraph-rsid="002f09de" fo:background-color="#ffffff" style:font-weight-asian="normal" style:font-weight-complex="normal"/>
    </style:style>
    <style:style style:name="P2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4" style:family="paragraph" style:parent-style-name="Standard">
      <style:text-properties fo:color="#000000" loext:opacity="100%" fo:font-weight="bold" officeooo:rsid="0030c924" officeooo:paragraph-rsid="0030ffdf" style:font-weight-asian="bold" style:font-weight-complex="bold"/>
    </style:style>
    <style:style style:name="P25" style:family="paragraph" style:parent-style-name="Standard">
      <style:text-properties fo:color="#000000" loext:opacity="100%" fo:font-weight="bold" officeooo:rsid="00321682" officeooo:paragraph-rsid="00321682" style:font-weight-asian="bold" style:font-weight-complex="bold"/>
    </style:style>
    <style:style style:name="P26" style:family="paragraph" style:parent-style-name="Standard">
      <style:text-properties fo:font-size="15pt" fo:font-weight="bold" officeooo:rsid="001c9330" officeooo:paragraph-rsid="001c9330" style:font-size-asian="15pt" style:font-weight-asian="bold" style:font-size-complex="15pt" style:font-weight-complex="bold"/>
    </style:style>
    <style:style style:name="T1" style:family="text">
      <style:text-properties officeooo:rsid="001d1c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7826"/>
    </style:style>
    <style:style style:name="T4" style:family="text">
      <style:text-properties officeooo:rsid="001f479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officeooo:rsid="0030f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 Testes de Integração<text:tab/><text:tab/><text:tab/><text:tab/><text:tab/><text:tab/><text:tab/>08/12/2022</text:p>
      <text:p text:style-name="P1"/>
      <text:p text:style-name="P2">- Mocha;</text:p>
      <text:p text:style-name="P2">- Chai;</text:p>
      <text:p text:style-name="P2">- Sinon;</text:p>
      <text:p text:style-name="P3"/>
      <text:p text:style-name="P26">Teste Automatizado:</text:p>
      <text:p text:style-name="P26"/>
      <text:p text:style-name="P4"><text:span text:style-name="T2">Jest –</text:span> <text:span text:style-name="T1">ele foi projetado para o React, mas funciona em outros projetos em JS. Ele é focado principalmente me testes de unidade, não requer nenhuma configuração. </text:span><text:span text:style-name="T3">Não oferece suporte a testes assíncronos.</text:span></text:p>
      <text:p text:style-name="P4"/>
      <text:p text:style-name="P6"><text:span text:style-name="T2">Mocha –</text:span> ele foi projetado para Node.js. É focado em vários tipos de testes, como unidade, integração e ponta a ponta(E2E).</text:p>
      <text:p text:style-name="P6"><text:span text:style-name="T4">Ele requer outras bibliotecas para funcionar como o Chai e o Sinon. Demandando mais trabalho para configurar, porem trás muitos recursos adicionais como testes assíncronos.</text:span></text:p>
      <text:p text:style-name="P7"/>
      <text:p text:style-name="P7">Para utilizarmos essa ferramenta precisamos fazer a instalação:</text:p>
      <text:p text:style-name="P7"/>
      <text:p text:style-name="P8">npm install -D mocha@10.0 chai@4.3</text:p>
      <text:p text:style-name="P5"/>
      <text:p text:style-name="P12">O <text:span text:style-name="T2">describe,</text:span> como o próprio nome já diz, nos permite adicionar uma descrição para um teste específico ou um grupo de testes.</text:p>
      <text:p text:style-name="P14">Podemos perceber que o <text:span text:style-name="T5">describe</text:span> aceita dois parâmetros: uma string e uma função</text:p>
      <text:p text:style-name="P12"/>
      <text:p text:style-name="P9">describe('Quando a média for menor que 7', function () {</text:p>
      <text:p text:style-name="P9"><text:s text:c="2"/>it('retorna "reprovação"', function () {</text:p>
      <text:p text:style-name="P9"><text:s text:c="4"/>//</text:p>
      <text:p text:style-name="P9"><text:s text:c="2"/>});</text:p>
      <text:p text:style-name="P9">});</text:p>
      <text:p text:style-name="P12"/>
      <text:p text:style-name="P12">O<text:span text:style-name="T2"> it </text:span>nos permite sinalizar exatamente o cenário que estamos testando naquele ponto.</text:p>
      <text:p text:style-name="P13">O it aceita uma string e uma função que executa os testes.</text:p>
      <text:p text:style-name="P13"/>
      <text:p text:style-name="P15">Chai – ele vai nos ajudar a dizer a maneira que devemos testar</text:p>
      <text:p text:style-name="P15"/>
      <text:p text:style-name="P10">const { expect } = require('chai');</text:p>
      <text:p text:style-name="P10">const resposta = calculaSituacao(4);</text:p>
      <text:p text:style-name="P10"/>
      <text:p text:style-name="P10">expect(resposta).equals('reprovação');</text:p>
      <text:p text:style-name="P10"/>
      <text:p text:style-name="P11">ou</text:p>
      <text:p text:style-name="P11"/>
      <text:p text:style-name="P21">const { expect } = require('chai');</text:p>
      <text:p text:style-name="P23"><text:span text:style-name="T6">const { readMissions } = require('../src/') // preciso citar qual funcao eu vou testar</text:span></text:p>
      <text:p text:style-name="P23"><text:span text:style-name="T6">describe('', () =&gt; {</text:span></text:p>
      <text:p text:style-name="P22">it('retona um array', async () =&gt; {</text:p>
      <text:p text:style-name="P22">const mission = await readMissions();</text:p>
      <text:p text:style-name="P23"><text:span text:style-name="T6">expect(mission).to.be.instanceOf(Array); // espero que (missoes) sejam uma instancia de (array)</text:span></text:p>
      <text:p text:style-name="P22">});</text:p>
      <text:p text:style-name="P22">});</text:p>
      <text:p text:style-name="P16"><text:soft-page-break/><text:a xlink:type="simple" xlink:href="https://www.chaijs.com/api/bdd/#method_language-chains" text:style-name="Internet_20_link" text:visited-style-name="Visited_20_Internet_20_Link">https://www.chaijs.com/api/bdd/#method_language-chains</text:a></text:p>
      <text:p text:style-name="P16"/>
      <text:p text:style-name="P24">TESTES DE INTEGRAÇÃO:</text:p>
      <text:p text:style-name="P18"><text:span text:style-name="T7">Os testes de integração servem para verificar se a comunicação entre os componentes de um sistema esta ocorrendo da forma esperada.</text:span></text:p>
      <text:p text:style-name="P17"/>
      <text:p text:style-name="P19">Temos o TDD (Test Driven Development), Desenvolvimento Orientado a Testes;</text:p>
      <text:p text:style-name="P19"/>
      <text:p text:style-name="P25">CONTRATOS DE APIs: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3:43:21.169906530</meta:creation-date>
    <dc:date>2022-12-08T15:34:53.678824248</dc:date>
    <meta:editing-duration>PT1H40M55S</meta:editing-duration>
    <meta:editing-cycles>22</meta:editing-cycles>
    <meta:generator>LibreOffice/7.3.6.2$Linux_X86_64 LibreOffice_project/30$Build-2</meta:generator>
    <meta:document-statistic meta:table-count="0" meta:image-count="0" meta:object-count="0" meta:page-count="2" meta:paragraph-count="37" meta:word-count="291" meta:character-count="1920" meta:non-whitespace-character-count="1649"/>
  </office:meta>
</office:document-meta>
</file>